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Bitstream Charter" svg:font-family="'Bitstream Charter'" style:font-family-generic="roman" style:font-pitch="variable"/>
    <style:font-face style:name="Calibri" svg:font-family="Calibri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line-height-at-least="0.0693in" fo:text-align="center" style:justify-single-word="false"/>
    </style:style>
    <style:style style:name="P2" style:family="paragraph" style:parent-style-name="Standard" style:master-page-name="Standard">
      <style:paragraph-properties fo:margin-top="0in" fo:margin-bottom="0in" style:line-height-at-least="0.0693in" fo:text-align="center" style:justify-single-word="false" style:page-number="auto"/>
      <style:text-properties style:font-name="Century Schoolbook L" fo:font-size="18pt" style:text-underline-style="solid" style:text-underline-width="auto" style:text-underline-color="font-color" fo:font-weight="bold" style:font-size-asian="18pt" style:font-weight-asian="bold" style:font-name-complex="Times New Roman" style:font-size-complex="18pt"/>
    </style:style>
    <style:style style:name="P3" style:family="paragraph" style:parent-style-name="Standard">
      <style:paragraph-properties fo:margin-top="0in" fo:margin-bottom="0in" style:line-height-at-least="0.0693in"/>
      <style:text-properties style:font-name="Bitstream Charter" fo:font-size="13pt" fo:font-weight="bold" style:font-size-asian="13pt" style:font-weight-asian="bold" style:font-name-complex="Times New Roman" style:font-size-complex="13pt" style:font-weight-complex="bold"/>
    </style:style>
    <style:style style:name="P4" style:family="paragraph" style:parent-style-name="Standard">
      <style:paragraph-properties fo:margin-top="0in" fo:margin-bottom="0in" style:line-height-at-least="0.0693in"/>
      <style:text-properties style:font-name="Bitstream Charter" fo:font-size="13pt" style:font-size-asian="13pt" style:font-size-complex="13pt"/>
    </style:style>
    <style:style style:name="P5" style:family="paragraph" style:parent-style-name="Standard">
      <style:paragraph-properties fo:margin-top="0in" fo:margin-bottom="0in" style:line-height-at-least="0.0693in" fo:text-align="start" style:justify-single-word="false"/>
      <style:text-properties style:font-name="Bitstream Charter" fo:font-size="13pt" style:font-size-asian="13pt" style:font-size-complex="13pt"/>
    </style:style>
    <style:style style:name="P6" style:family="paragraph" style:parent-style-name="Standard">
      <style:paragraph-properties fo:margin-top="0in" fo:margin-bottom="0in" style:line-height-at-least="0.0693in"/>
      <style:text-properties style:font-name="Bitstream Charter" fo:font-size="13pt" fo:font-weight="normal" style:font-size-asian="13pt" style:font-weight-asian="normal" style:font-name-complex="Times New Roman" style:font-size-complex="13pt" style:font-weight-complex="normal"/>
    </style:style>
    <style:style style:name="P7" style:family="paragraph" style:parent-style-name="Standard">
      <style:paragraph-properties fo:margin-top="0in" fo:margin-bottom="0in" style:line-height-at-least="0.0693in" fo:text-align="center" style:justify-single-word="false"/>
    </style:style>
    <style:style style:name="P8" style:family="paragraph" style:parent-style-name="Standard">
      <style:paragraph-properties fo:margin-left="0.5in" fo:margin-right="0in" fo:margin-top="0in" fo:margin-bottom="0in" style:line-height-at-least="0.0693in" fo:text-indent="0in" style:auto-text-indent="false"/>
      <style:text-properties style:font-name="Bitstream Charter" fo:font-size="13pt" style:font-size-asian="13pt" style:font-name-complex="Times New Roman" style:font-size-complex="13pt"/>
    </style:style>
    <style:style style:name="P9" style:family="paragraph" style:parent-style-name="Standard">
      <style:paragraph-properties fo:margin-left="0.5in" fo:margin-right="0in" fo:margin-top="0in" fo:margin-bottom="0in" style:line-height-at-least="0.0693in" fo:text-indent="0in" style:auto-text-indent="false"/>
      <style:text-properties style:font-name="Bitstream Charter" fo:font-size="13pt" style:font-size-asian="13pt" style:font-size-complex="13pt"/>
    </style:style>
    <style:style style:name="P10" style:family="paragraph" style:parent-style-name="Standard">
      <style:paragraph-properties fo:margin-left="0.5in" fo:margin-right="0in" fo:margin-top="0in" fo:margin-bottom="0in" style:line-height-at-least="0.0693in" fo:text-align="start" style:justify-single-word="false" fo:text-indent="0in" style:auto-text-indent="false"/>
      <style:text-properties style:font-name="Bitstream Charter" fo:font-size="13pt" style:font-size-asian="13pt" style:font-size-complex="13pt"/>
    </style:style>
    <style:style style:name="P11" style:family="paragraph" style:parent-style-name="Standard">
      <style:paragraph-properties fo:margin-left="0in" fo:margin-right="0in" fo:margin-top="0in" fo:margin-bottom="0in" style:line-height-at-least="0.0693in" fo:text-align="start" style:justify-single-word="false" fo:text-indent="0in" style:auto-text-indent="false"/>
      <style:text-properties style:font-name="Bitstream Charter" fo:font-size="13pt" fo:font-weight="bold" style:font-size-asian="13pt" style:font-weight-asian="bold" style:font-name-complex="Times New Roman" style:font-size-complex="13pt" style:font-weight-complex="bold"/>
    </style:style>
    <style:style style:name="P12" style:family="paragraph" style:parent-style-name="Standard">
      <style:paragraph-properties fo:margin-left="0in" fo:margin-right="0in" fo:margin-top="0in" fo:margin-bottom="0in" style:line-height-at-least="0.0693in" fo:text-indent="0in" style:auto-text-indent="false"/>
      <style:text-properties style:font-name="Bitstream Charter" fo:font-size="13pt" style:font-size-asian="13pt" style:font-name-complex="Times New Roman" style:font-size-complex="13pt"/>
    </style:style>
    <style:style style:name="P13" style:family="paragraph" style:parent-style-name="List_20_Paragraph">
      <style:paragraph-properties fo:margin-left="0in" fo:margin-right="0in" fo:text-indent="0in" style:auto-text-indent="false"/>
      <style:text-properties style:font-name="Bitstream Charter" fo:font-size="13pt" fo:font-weight="bold" style:font-size-asian="13pt" style:font-weight-asian="bold" style:font-name-complex="Times New Roman" style:font-size-complex="13pt" style:font-weight-complex="bold"/>
    </style:style>
    <style:style style:name="P14" style:family="paragraph" style:parent-style-name="List_20_Paragraph">
      <style:paragraph-properties fo:margin-left="0in" fo:margin-right="0in" fo:text-indent="0in" style:auto-text-indent="false"/>
      <style:text-properties style:font-name="Bitstream Charter" fo:font-size="13pt" style:font-size-asian="13pt" style:font-name-complex="Times New Roman" style:font-size-complex="13pt"/>
    </style:style>
    <style:style style:name="P15" style:family="paragraph" style:parent-style-name="List_20_Paragraph">
      <style:paragraph-properties fo:margin-left="0in" fo:margin-right="0in" fo:margin-top="0in" fo:margin-bottom="0in" fo:text-indent="0in" style:auto-text-indent="false"/>
      <style:text-properties style:font-name="Bitstream Charter" fo:font-size="13pt" style:font-size-asian="13pt" style:font-name-complex="Times New Roman" style:font-size-complex="13pt"/>
    </style:style>
    <style:style style:name="P16" style:family="paragraph" style:parent-style-name="List_20_Paragraph">
      <style:paragraph-properties fo:margin-left="0in" fo:margin-right="0in" fo:margin-top="0in" fo:margin-bottom="0in" fo:text-indent="0in" style:auto-text-indent="false"/>
      <style:text-properties style:font-name="Bitstream Charter" fo:font-size="13pt" style:font-size-asian="13pt" style:font-size-complex="13pt"/>
    </style:style>
    <style:style style:name="P17" style:family="paragraph" style:parent-style-name="List_20_Paragraph">
      <style:paragraph-properties fo:margin-left="0in" fo:margin-right="0in" fo:margin-top="0in" fo:margin-bottom="0in" fo:text-indent="0in" style:auto-text-indent="false"/>
      <style:text-properties style:font-name="Bitstream Charter" fo:font-size="13pt" fo:font-weight="bold" style:font-size-asian="13pt" style:font-weight-asian="bold" style:font-name-complex="Times New Roman" style:font-size-complex="13pt" style:font-weight-complex="bold"/>
    </style:style>
    <style:style style:name="P18" style:family="paragraph" style:parent-style-name="List_20_Paragraph">
      <style:paragraph-properties fo:margin-left="0in" fo:margin-right="0in" fo:margin-top="0in" fo:margin-bottom="0.139in" fo:text-indent="0in" style:auto-text-indent="false"/>
      <style:text-properties fo:font-size="13pt" style:font-size-asian="13pt" style:font-size-complex="13pt"/>
    </style:style>
    <style:style style:name="P19" style:family="paragraph" style:parent-style-name="List_20_Paragraph">
      <style:paragraph-properties fo:margin-left="0in" fo:margin-right="0in" fo:margin-top="0in" fo:margin-bottom="0.139in" fo:text-indent="0in" style:auto-text-indent="false"/>
      <style:text-properties style:font-name="Bitstream Charter" fo:font-size="13pt" style:font-size-asian="13pt" style:font-size-complex="13pt"/>
    </style:style>
    <style:style style:name="P20" style:family="paragraph" style:parent-style-name="List_20_Paragraph">
      <style:paragraph-properties fo:margin-top="0in" fo:margin-bottom="0in"/>
      <style:text-properties style:font-name="Bitstream Charter" fo:font-size="13pt" style:font-size-asian="13pt" style:font-name-complex="Times New Roman" style:font-size-complex="13pt"/>
    </style:style>
    <style:style style:name="P21" style:family="paragraph" style:parent-style-name="List_20_Paragraph">
      <style:paragraph-properties fo:margin-top="0in" fo:margin-bottom="0in" style:line-height-at-least="0.0693in"/>
      <style:text-properties style:font-name="Bitstream Charter" fo:font-size="13pt" style:font-size-asian="13pt" style:font-name-complex="Times New Roman" style:font-size-complex="13pt"/>
    </style:style>
    <style:style style:name="P22" style:family="paragraph" style:parent-style-name="List_20_Paragraph">
      <style:paragraph-properties fo:margin-top="0in" fo:margin-bottom="0in"/>
      <style:text-properties style:font-name="Bitstream Charter" fo:font-size="13pt" style:font-size-asian="13pt" style:font-size-complex="13pt"/>
    </style:style>
    <style:style style:name="P23" style:family="paragraph" style:parent-style-name="List_20_Paragraph">
      <style:paragraph-properties fo:margin-top="0in" fo:margin-bottom="0in"/>
      <style:text-properties style:font-name="Bitstream Charter" fo:font-size="13pt" fo:font-weight="normal" style:font-size-asian="13pt" style:font-weight-asian="normal" style:font-name-complex="Times New Roman" style:font-size-complex="13pt" style:font-weight-complex="normal"/>
    </style:style>
    <style:style style:name="P24" style:family="paragraph" style:parent-style-name="List_20_Paragraph">
      <style:text-properties style:font-name="Bitstream Charter" fo:font-size="13pt" style:font-size-asian="13pt" style:font-size-complex="13pt"/>
    </style:style>
    <style:style style:name="P25" style:family="paragraph" style:parent-style-name="List_20_Paragraph">
      <style:text-properties style:font-name="Bitstream Charter" fo:font-size="13pt" style:font-size-asian="13pt" style:font-name-complex="Times New Roman" style:font-size-complex="13pt"/>
    </style:style>
    <style:style style:name="T1" style:family="text">
      <style:text-properties fo:font-weight="bold" style:font-weight-asian="bold" style:font-name-complex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B SHEET I</text:p>
      <text:p text:style-name="P1"/>
      <text:p text:style-name="P1"/>
      <text:p text:style-name="P1"/>
      <text:p text:style-name="P5"><text:span text:style-name="T1">1)PROBLEM:</text:span></text:p>
      <text:p text:style-name="P5"><text:span text:style-name="T1"/></text:p>
      <text:p text:style-name="P21">A hospital wants to create a database regarding its indoor patients. The information to store includes:</text:p>
      <text:p text:style-name="P8">• Name of the patient</text:p>
      <text:p text:style-name="P8">• Date of admission.</text:p>
      <text:p text:style-name="P8">• Disease.</text:p>
      <text:p text:style-name="P8">• Date of discharge.</text:p>
      <text:p text:style-name="P8">Create a structure to store the date (year, month and date as its members). Create a base class to</text:p>
      <text:p text:style-name="P8">store the above information. The member function should include functions to enter information and display a list of all the patients in the database. Create a derived class to store the age of the patients. List the information about all the pediatric patients (less than twelve years in age).Use file I/O operations. The hospital.txt file must contain all the patients’ details and pediatric.txt must contain the details of patients of age below 15.</text:p>
      <text:p text:style-name="P9"/>
      <text:p text:style-name="P11">CODE:</text:p>
      <text:p text:style-name="P10"/>
      <text:p text:style-name="P8">#include&lt;iostream&gt;</text:p>
      <text:p text:style-name="P8">#include&lt;fstream&gt;</text:p>
      <text:p text:style-name="P8">using namespace std;</text:p>
      <text:p text:style-name="P9"/>
      <text:p text:style-name="P8">struct Date</text:p>
      <text:p text:style-name="P8">{</text:p>
      <text:p text:style-name="P8"><text:s text:c="4"/>int day,month,year;</text:p>
      <text:p text:style-name="P8">};</text:p>
      <text:p text:style-name="P9"/>
      <text:p text:style-name="P8">class Hospital</text:p>
      <text:p text:style-name="P8">{</text:p>
      <text:p text:style-name="P8"><text:s text:c="4"/>char Name[20];</text:p>
      <text:p text:style-name="P8"><text:s text:c="4"/>Date AdmDate;</text:p>
      <text:p text:style-name="P8"><text:s text:c="4"/>char Disease[20];</text:p>
      <text:p text:style-name="P8"><text:s text:c="4"/>Date DisDate;</text:p>
      <text:p text:style-name="P9"/>
      <text:p text:style-name="P8"><text:s text:c="4"/>public: void input()</text:p>
      <text:p text:style-name="P8"><text:s text:c="12"/>{</text:p>
      <text:p text:style-name="P9"><text:soft-page-break/></text:p>
      <text:p text:style-name="P8"><text:s text:c="16"/>cout&lt;&lt;"\nEnter the name of patient: ";</text:p>
      <text:p text:style-name="P8"><text:s text:c="16"/>cin.sync();</text:p>
      <text:p text:style-name="P8"><text:s text:c="16"/>cin&gt;&gt;Name;</text:p>
      <text:p text:style-name="P8"><text:s text:c="16"/>cout&lt;&lt;"\nEnter date of admission:\n";</text:p>
      <text:p text:style-name="P8"><text:s text:c="16"/>cout&lt;&lt;"\nDay: ";</text:p>
      <text:p text:style-name="P8"><text:s text:c="16"/>cin&gt;&gt;AdmDate.day;</text:p>
      <text:p text:style-name="P8"><text:s text:c="16"/>cout&lt;&lt;"\nMonth: ";</text:p>
      <text:p text:style-name="P8"><text:s text:c="16"/>cin&gt;&gt;AdmDate.month;</text:p>
      <text:p text:style-name="P8"><text:s text:c="16"/>cout&lt;&lt;"\nYear: ";</text:p>
      <text:p text:style-name="P8"><text:s text:c="16"/>cin&gt;&gt;AdmDate.year;</text:p>
      <text:p text:style-name="P8"><text:s text:c="16"/>cout&lt;&lt;"\nEnter the name of disease: ";</text:p>
      <text:p text:style-name="P8"><text:s text:c="16"/>cin&gt;&gt;Disease;</text:p>
      <text:p text:style-name="P8"><text:s text:c="16"/>cout&lt;&lt;"\nEnter date of discharge:\n";</text:p>
      <text:p text:style-name="P8"><text:s text:c="16"/>cout&lt;&lt;"\nDay: ";</text:p>
      <text:p text:style-name="P8"><text:s text:c="16"/>cin&gt;&gt;DisDate.day;</text:p>
      <text:p text:style-name="P8"><text:s text:c="16"/>cout&lt;&lt;"\nMonth: ";</text:p>
      <text:p text:style-name="P8"><text:s text:c="16"/>cin&gt;&gt;DisDate.month;</text:p>
      <text:p text:style-name="P8"><text:s text:c="16"/>cout&lt;&lt;"\nYear: ";</text:p>
      <text:p text:style-name="P8"><text:s text:c="16"/>cin&gt;&gt;DisDate.year;</text:p>
      <text:p text:style-name="P8"><text:s text:c="12"/>}</text:p>
      <text:p text:style-name="P8"><text:s text:c="12"/>void output()</text:p>
      <text:p text:style-name="P8"><text:s text:c="12"/>{</text:p>
      <text:p text:style-name="P8"><text:s text:c="16"/>cout&lt;&lt;"\nName of patient: "&lt;&lt;Name;</text:p>
      <text:p text:style-name="P8"><text:s text:c="16"/>cout&lt;&lt;"\nDate of admission: "&lt;&lt;AdmDate.day&lt;&lt;"/"&lt;&lt;AdmDate.month&lt;&lt;"/"&lt;&lt;AdmDate.year;</text:p>
      <text:p text:style-name="P8"><text:s text:c="16"/>cout&lt;&lt;"\nName of disease: "&lt;&lt;Disease;</text:p>
      <text:p text:style-name="P8"><text:s text:c="16"/>cout&lt;&lt;"\nDate of discharge: "&lt;&lt;DisDate.day&lt;&lt;"/"&lt;&lt;DisDate.month&lt;&lt;"/"&lt;&lt;DisDate.year;</text:p>
      <text:p text:style-name="P8"><text:s text:c="12"/>}</text:p>
      <text:p text:style-name="P8">};</text:p>
      <text:p text:style-name="P9"/>
      <text:p text:style-name="P8">class Info: public Hospital</text:p>
      <text:p text:style-name="P8">{</text:p>
      <text:p text:style-name="P8"><text:s text:c="4"/>public: int age;</text:p>
      <text:p text:style-name="P9"/>
      <text:p text:style-name="P8"><text:s text:c="12"/>void in()</text:p>
      <text:p text:style-name="P8"><text:s text:c="12"/>{</text:p>
      <text:p text:style-name="P8"><text:s text:c="16"/>Hospital::input();</text:p>
      <text:p text:style-name="P8"><text:s text:c="16"/>cout&lt;&lt;"\nEnter age: ";</text:p>
      <text:p text:style-name="P8"><text:s text:c="16"/>cin&gt;&gt;age;</text:p>
      <text:p text:style-name="P8"><text:soft-page-break/><text:s text:c="12"/>}</text:p>
      <text:p text:style-name="P8"><text:s text:c="12"/>void out()</text:p>
      <text:p text:style-name="P8"><text:s text:c="12"/>{</text:p>
      <text:p text:style-name="P8"><text:s text:c="16"/>Hospital::output();</text:p>
      <text:p text:style-name="P8"><text:s text:c="16"/>cout&lt;&lt;"\nAge: "&lt;&lt;age;</text:p>
      <text:p text:style-name="P8"><text:s text:c="12"/>}</text:p>
      <text:p text:style-name="P9"/>
      <text:p text:style-name="P8">};</text:p>
      <text:p text:style-name="P9"/>
      <text:p text:style-name="P8">int main()</text:p>
      <text:p text:style-name="P8">{</text:p>
      <text:p text:style-name="P8"><text:s text:c="4"/>Info I;</text:p>
      <text:p text:style-name="P8"><text:s text:c="4"/>ofstream fout1("Hospital.txt",ios::app);</text:p>
      <text:p text:style-name="P8"><text:s text:c="4"/>ofstream fout2("Pediatric.txt",ios::app);</text:p>
      <text:p text:style-name="P8"><text:s text:c="4"/>ifstream fin1("Hospital.txt",ios::in);</text:p>
      <text:p text:style-name="P8"><text:s text:c="4"/>ifstream fin2("Pediatric.txt",ios::in);</text:p>
      <text:p text:style-name="P9"/>
      <text:p text:style-name="P8"><text:s text:c="4"/>char ch;</text:p>
      <text:p text:style-name="P8"><text:s text:c="4"/>int op;</text:p>
      <text:p text:style-name="P9"/>
      <text:p text:style-name="P8"><text:s text:c="4"/>do</text:p>
      <text:p text:style-name="P8"><text:s text:c="4"/>{</text:p>
      <text:p text:style-name="P9"/>
      <text:p text:style-name="P8"><text:s text:c="8"/>cout&lt;&lt;"\nMain Register\n";</text:p>
      <text:p text:style-name="P8"><text:s text:c="8"/>cout&lt;&lt;"\n1.Enter record\n";</text:p>
      <text:p text:style-name="P8"><text:s text:c="8"/>cout&lt;&lt;"\n2.Display record\n";</text:p>
      <text:p text:style-name="P8"><text:s text:c="8"/>cout&lt;&lt;"\nEnter your choice: ";</text:p>
      <text:p text:style-name="P8"><text:s text:c="8"/>cin&gt;&gt;op;</text:p>
      <text:p text:style-name="P12"><text:s text:c="18"/>switch(op)</text:p>
      <text:p text:style-name="P8"><text:s text:c="8"/>{</text:p>
      <text:p text:style-name="P8"><text:s text:c="12"/>case 1: I.in();</text:p>
      <text:p text:style-name="P8"><text:s text:c="20"/>fout1.write((char*)&amp;I,sizeof(I));</text:p>
      <text:p text:style-name="P8"><text:s text:c="20"/>if(I.age&lt;12)</text:p>
      <text:p text:style-name="P8"><text:s text:c="20"/>{</text:p>
      <text:p text:style-name="P8"><text:s text:c="24"/>fout2.write((char*)&amp;I,sizeof(I));</text:p>
      <text:p text:style-name="P8"><text:s text:c="20"/>}</text:p>
      <text:p text:style-name="P8"><text:s text:c="20"/>break;</text:p>
      <text:p text:style-name="P8"><text:s text:c="12"/>case 2: cout&lt;&lt;"\nRecords of patients: \n";</text:p>
      <text:p text:style-name="P8"><text:s text:c="20"/>while(!fin1.eof())</text:p>
      <text:p text:style-name="P8"><text:s text:c="20"/>{</text:p>
      <text:p text:style-name="P8"><text:s text:c="24"/>fin1.read((char*)&amp;I,sizeof(I));</text:p>
      <text:p text:style-name="P8"><text:soft-page-break/><text:s text:c="24"/>I.out();</text:p>
      <text:p text:style-name="P8"><text:s text:c="20"/>}</text:p>
      <text:p text:style-name="P8"><text:s text:c="20"/>cout&lt;&lt;"\nRecords of pediatric patients: \n";</text:p>
      <text:p text:style-name="P8"><text:s text:c="20"/>while(!fin2.eof())</text:p>
      <text:p text:style-name="P8"><text:s text:c="20"/>{</text:p>
      <text:p text:style-name="P8"><text:s text:c="24"/>fin2.read((char*)&amp;I,sizeof(I));</text:p>
      <text:p text:style-name="P8"><text:s text:c="24"/>I.out();</text:p>
      <text:p text:style-name="P8"><text:s text:c="20"/>}</text:p>
      <text:p text:style-name="P8"><text:s text:c="20"/>break;</text:p>
      <text:p text:style-name="P8"><text:s text:c="12"/>default:cout&lt;&lt;"\nInvalid Option!";</text:p>
      <text:p text:style-name="P8"><text:s text:c="20"/>break;</text:p>
      <text:p text:style-name="P8"><text:s text:c="8"/>}</text:p>
      <text:p text:style-name="P9"/>
      <text:p text:style-name="P8"><text:s text:c="8"/>cout&lt;&lt;"\nDo you want to continue? (y/n)\n";</text:p>
      <text:p text:style-name="P8"><text:s text:c="8"/>cin&gt;&gt;ch;</text:p>
      <text:p text:style-name="P8"><text:s text:c="4"/>}while(ch=='y'||ch=='Y');</text:p>
      <text:p text:style-name="P9"/>
      <text:p text:style-name="P8"><text:s text:c="4"/>fin1.close();</text:p>
      <text:p text:style-name="P8"><text:s text:c="4"/>fin2.close();</text:p>
      <text:p text:style-name="P8"><text:s text:c="4"/>fout1.close();</text:p>
      <text:p text:style-name="P8"><text:s text:c="4"/>fout2.close();</text:p>
      <text:p text:style-name="P8">}</text:p>
      <text:p text:style-name="P9"/>
      <text:p text:style-name="P9"/>
      <text:p text:style-name="P4"/>
      <text:p text:style-name="P3">TESTING:</text:p>
      <text:p text:style-name="P4"/>
      <text:p text:style-name="P6">Main Register</text:p>
      <text:p text:style-name="P4"/>
      <text:p text:style-name="P6">1.Enter record</text:p>
      <text:p text:style-name="P4"/>
      <text:p text:style-name="P6">2.Display record</text:p>
      <text:p text:style-name="P4"/>
      <text:p text:style-name="P6">Enter your choice: 1</text:p>
      <text:p text:style-name="P4"/>
      <text:p text:style-name="P6">Enter the name of patient: rhea</text:p>
      <text:p text:style-name="P4"/>
      <text:p text:style-name="P6">Enter date of admission:</text:p>
      <text:p text:style-name="P4"/>
      <text:p text:style-name="P6">Day: 2</text:p>
      <text:p text:style-name="P4"/>
      <text:p text:style-name="P6"><text:soft-page-break/>Month: 3</text:p>
      <text:p text:style-name="P4"/>
      <text:p text:style-name="P6">Year: 2015</text:p>
      <text:p text:style-name="P4"/>
      <text:p text:style-name="P6">Enter the name of disease: fever</text:p>
      <text:p text:style-name="P4"/>
      <text:p text:style-name="P6">Enter date of discharge:</text:p>
      <text:p text:style-name="P4"/>
      <text:p text:style-name="P6">Day: 9</text:p>
      <text:p text:style-name="P4"/>
      <text:p text:style-name="P6">Month: 3</text:p>
      <text:p text:style-name="P4"/>
      <text:p text:style-name="P6">Year: 2015</text:p>
      <text:p text:style-name="P4"/>
      <text:p text:style-name="P6">Enter age: 19</text:p>
      <text:p text:style-name="P4"/>
      <text:p text:style-name="P6">Do you want to continue? (y/n)</text:p>
      <text:p text:style-name="P6">y</text:p>
      <text:p text:style-name="P4"/>
      <text:p text:style-name="P6">Main Register</text:p>
      <text:p text:style-name="P4"/>
      <text:p text:style-name="P6">1.Enter record</text:p>
      <text:p text:style-name="P4"/>
      <text:p text:style-name="P6">2.Display record</text:p>
      <text:p text:style-name="P4"/>
      <text:p text:style-name="P6">Enter your choice: 2</text:p>
      <text:p text:style-name="P4"/>
      <text:p text:style-name="P6">Records of patients: </text:p>
      <text:p text:style-name="P4"/>
      <text:p text:style-name="P6">Name of patient: rhea</text:p>
      <text:p text:style-name="P6">Date of admission: 2/3/2015</text:p>
      <text:p text:style-name="P6">Name of disease: fever</text:p>
      <text:p text:style-name="P6">Date of discharge: 9/3/2015</text:p>
      <text:p text:style-name="P6">Age: 19</text:p>
      <text:p text:style-name="P6">Records of pediatric patients: </text:p>
      <text:p text:style-name="P4"/>
      <text:p text:style-name="P6">Name of patient: rhea</text:p>
      <text:p text:style-name="P6">Date of admission: 2/3/2015</text:p>
      <text:p text:style-name="P6">Name of disease: fever</text:p>
      <text:p text:style-name="P6">Date of discharge: 9/3/2015</text:p>
      <text:p text:style-name="P6">Age: 19</text:p>
      <text:p text:style-name="P6"><text:soft-page-break/>Do you want to continue? (y/n)</text:p>
      <text:p text:style-name="P6">n</text:p>
      <text:p text:style-name="P4"/>
      <text:p text:style-name="P4"/>
      <text:p text:style-name="P3">2)PROBLEM:</text:p>
      <text:p text:style-name="P4"/>
      <text:p text:style-name="P15">Create a function template named circleArea(). The function receives a parameterized argument representing the radius of a circle, and returns a double representing the circle’s area. (The area is computed as 3.14 multiplied by the radius squared). Write a</text:p>
      <text:p text:style-name="P15"><text:s/>main()function that demonstrates that the function works correctly with either an integer or a double argument.</text:p>
      <text:p text:style-name="P16"/>
      <text:p text:style-name="P17">CODE:</text:p>
      <text:p text:style-name="P22"/>
      <text:p text:style-name="P20">#include &lt;iostream&gt;</text:p>
      <text:p text:style-name="P22"/>
      <text:p text:style-name="P20">using namespace std;</text:p>
      <text:p text:style-name="P22"/>
      <text:p text:style-name="P20">template&lt;class t&gt;</text:p>
      <text:p text:style-name="P20">t circlearea(t r)</text:p>
      <text:p text:style-name="P20">{</text:p>
      <text:p text:style-name="P20"><text:s text:c="4"/>return (3.14*((r*r)));</text:p>
      <text:p text:style-name="P20">}</text:p>
      <text:p text:style-name="P22"/>
      <text:p text:style-name="P20">int main()</text:p>
      <text:p text:style-name="P20">{</text:p>
      <text:p text:style-name="P20"><text:s text:c="4"/>double area1,area2,x;</text:p>
      <text:p text:style-name="P20"><text:s text:c="4"/>int y;</text:p>
      <text:p text:style-name="P20"><text:s text:c="8"/>cout&lt;&lt;"Enter the radius of the circle in decimal\n";</text:p>
      <text:p text:style-name="P20"><text:s text:c="4"/>cin&gt;&gt;x;</text:p>
      <text:p text:style-name="P20"><text:s text:c="4"/>cout&lt;&lt;"Enter the radius of the circle in integer\n";</text:p>
      <text:p text:style-name="P20"><text:s text:c="4"/>cin&gt;&gt;y;</text:p>
      <text:p text:style-name="P20"><text:s text:c="4"/>area1=circlearea(x);</text:p>
      <text:p text:style-name="P20"><text:s text:c="4"/>cout&lt;&lt;"Area of the circle of radius"&lt;&lt;x&lt;&lt;"is"&lt;&lt;" "&lt;&lt;area1;</text:p>
      <text:p text:style-name="P20"><text:s text:c="4"/>area2=circlearea(y);</text:p>
      <text:p text:style-name="P20"><text:s text:c="4"/>cout&lt;&lt;"Area of the circle of radius"&lt;&lt;y&lt;&lt;"is"&lt;&lt;" "&lt;&lt;area2;</text:p>
      <text:p text:style-name="P15"><text:soft-page-break/><text:s text:c="13"/>}</text:p>
      <text:p text:style-name="P22"/>
      <text:p text:style-name="P17">TESTING:</text:p>
      <text:p text:style-name="P22"/>
      <text:p text:style-name="P23">Enter the radius of the circle in decimal</text:p>
      <text:p text:style-name="P23">2.0</text:p>
      <text:p text:style-name="P23">Enter the radius of the circle in integer</text:p>
      <text:p text:style-name="P23">2</text:p>
      <text:p text:style-name="P23">Area of the circle of radius2is 12.56Area of the circle of radius2is 12</text:p>
      <text:p text:style-name="P24"/>
      <text:p text:style-name="P13">3)PROBLEM:</text:p>
      <text:p text:style-name="P14">Create a Job class that holds a Job ID number and the cost of the Job. Include insertion and extraction operators. Create a JobException class that holds a Job and an error message. When the user enters Job data, if the Job fee is below $250, then create a JobException object and throw it. Write a main()function that declares an array of eight Job objects. If a JobException object is thrown during the data entry for any Job,require the user to enter data for a new Job, and replace the invalid Job.</text:p>
      <text:p text:style-name="P13"/>
      <text:p text:style-name="P13">CODE:</text:p>
      <text:p text:style-name="P25">#include&lt;iostream&gt;</text:p>
      <text:p text:style-name="P25">#include&lt;string.h&gt;</text:p>
      <text:p text:style-name="P25">using namespace std;</text:p>
      <text:p text:style-name="P14"><text:s text:c="10"/>class JobException</text:p>
      <text:p text:style-name="P25">{</text:p>
      <text:p text:style-name="P25"><text:s text:c="4"/>public: int ID;</text:p>
      <text:p text:style-name="P25"><text:s text:c="12"/>char msg[50];</text:p>
      <text:p text:style-name="P24"/>
      <text:p text:style-name="P25"><text:s text:c="12"/>JobException()</text:p>
      <text:p text:style-name="P25"><text:s text:c="12"/>{</text:p>
      <text:p text:style-name="P25"><text:s text:c="16"/>strcpy(msg,"Error! Cost below $250! Re-enter!");</text:p>
      <text:p text:style-name="P25"><text:s text:c="12"/>}</text:p>
      <text:p text:style-name="P25">};</text:p>
      <text:p text:style-name="P25">class Job</text:p>
      <text:p text:style-name="P25">{</text:p>
      <text:p text:style-name="P25"><text:s text:c="4"/>public: int ID;</text:p>
      <text:p text:style-name="P25"><text:soft-page-break/><text:s text:c="12"/>float Cost;</text:p>
      <text:p text:style-name="P25"><text:s text:c="2"/>friend istream&amp; operator &gt;&gt;(istream &amp;i,Job &amp;j)</text:p>
      <text:p text:style-name="P25"><text:s text:c="8"/>{</text:p>
      <text:p text:style-name="P25"><text:s text:c="12"/>i&gt;&gt;j.ID&gt;&gt;j.Cost;</text:p>
      <text:p text:style-name="P25"><text:s text:c="12"/>if(j.Cost &lt; 250)</text:p>
      <text:p text:style-name="P25"><text:s text:c="12"/>{</text:p>
      <text:p text:style-name="P25"><text:s text:c="16"/>JobException je;</text:p>
      <text:p text:style-name="P25"><text:s text:c="16"/>je.ID = j.ID;</text:p>
      <text:p text:style-name="P25"><text:s text:c="16"/>throw(je);</text:p>
      <text:p text:style-name="P25"><text:s text:c="12"/>}</text:p>
      <text:p text:style-name="P25"><text:s text:c="8"/>}</text:p>
      <text:p text:style-name="P25"><text:s text:c="8"/>friend ostream&amp; operator &lt;&lt;(ostream &amp;o,Job &amp;j)</text:p>
      <text:p text:style-name="P25"><text:s text:c="8"/>{</text:p>
      <text:p text:style-name="P25"><text:s text:c="12"/>o&lt;&lt;j.ID&lt;&lt;j.Cost;</text:p>
      <text:p text:style-name="P25"><text:s text:c="8"/>}</text:p>
      <text:p text:style-name="P25">};</text:p>
      <text:p text:style-name="P14"><text:s text:c="12"/>int main()</text:p>
      <text:p text:style-name="P25">{</text:p>
      <text:p text:style-name="P25"><text:s text:c="4"/>Job J[8];</text:p>
      <text:p text:style-name="P24"/>
      <text:p text:style-name="P25"><text:s text:c="4"/>for(int i=0;i&lt;8;i++)</text:p>
      <text:p text:style-name="P25"><text:s text:c="4"/>{</text:p>
      <text:p text:style-name="P25">A: <text:s text:c="5"/>try</text:p>
      <text:p text:style-name="P25"><text:s text:c="8"/>{</text:p>
      <text:p text:style-name="P25"><text:s text:c="12"/>cout&lt;&lt;"\nEnter data: \n";</text:p>
      <text:p text:style-name="P25"><text:s text:c="12"/>cin&gt;&gt;J[i];</text:p>
      <text:p text:style-name="P25"><text:s text:c="8"/>}</text:p>
      <text:p text:style-name="P25"><text:s text:c="8"/>catch(JobException JE)</text:p>
      <text:p text:style-name="P25"><text:s text:c="8"/>{</text:p>
      <text:p text:style-name="P25"><text:s text:c="9"/>cout&lt;&lt;JE.msg;</text:p>
      <text:p text:style-name="P25"><text:s text:c="12"/>goto A;</text:p>
      <text:p text:style-name="P25"><text:s text:c="8"/>}</text:p>
      <text:p text:style-name="P25"><text:s text:c="4"/>}</text:p>
      <text:p text:style-name="P25">}</text:p>
      <text:p text:style-name="P13">TESTING</text:p>
      <text:p text:style-name="P18"/>
      <text:p text:style-name="P19"><text:soft-page-break/>Enter data: </text:p>
      <text:p text:style-name="P19">45 </text:p>
      <text:p text:style-name="P19">456 </text:p>
      <text:p text:style-name="P19"/>
      <text:p text:style-name="P19">Enter data: </text:p>
      <text:p text:style-name="P19">56 </text:p>
      <text:p text:style-name="P19">2397 </text:p>
      <text:p text:style-name="P19"/>
      <text:p text:style-name="P19">Enter data: </text:p>
      <text:p text:style-name="P19">565 </text:p>
      <text:p text:style-name="P19">6548 </text:p>
      <text:p text:style-name="P19"/>
      <text:p text:style-name="P19">Enter data: </text:p>
      <text:p text:style-name="P19">21 </text:p>
      <text:p text:style-name="P19">22 </text:p>
      <text:p text:style-name="P19">Error! Cost below $250! Re-enter! </text:p>
      <text:p text:style-name="P19">Enter data: </text:p>
      <text:p text:style-name="P19">21 </text:p>
      <text:p text:style-name="P19">222 </text:p>
      <text:p text:style-name="P19">Error! Cost below $250! Re-enter! </text:p>
      <text:p text:style-name="P19">Enter data: </text:p>
      <text:p text:style-name="P19">22 </text:p>
      <text:p text:style-name="P19">3697 </text:p>
      <text:p text:style-name="P19"><text:soft-page-break/></text:p>
      <text:p text:style-name="P19">Enter data: </text:p>
      <text:p text:style-name="P19">555 </text:p>
      <text:p text:style-name="P19">2222 </text:p>
      <text:p text:style-name="P19"/>
      <text:p text:style-name="P19">Enter data: </text:p>
      <text:p text:style-name="P19">32526 </text:p>
      <text:p text:style-name="P19">5656 </text:p>
      <text:p text:style-name="P19"/>
      <text:p text:style-name="P19">Enter data: </text:p>
      <text:p text:style-name="P19">3636 </text:p>
      <text:p text:style-name="P19">52456 </text:p>
      <text:p text:style-name="P19"/>
      <text:p text:style-name="P19">Enter data: </text:p>
      <text:p text:style-name="P19">52652 </text:p>
      <text:p text:style-name="P19">22636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Bitstream Charter" svg:font-family="'Bitstream Charter'" style:font-family-generic="roman" style:font-pitch="variable"/>
    <style:font-face style:name="Calibri" svg:font-family="Calibri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fo:line-height="115%" fo:orphans="2" fo:widows="2" fo:hyphenation-ladder-count="no-limit" style:writing-mode="lr-tb">
        <style:tab-stops>
          <style:tab-stop style:position="0.5in"/>
        </style:tab-stops>
      </style:paragraph-properties>
      <style:text-properties fo:color="#00000a" style:font-name="Calibri" fo:font-size="11pt" fo:language="en" fo:country="US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style:writing-mode="lr-tb" style:layout-grid-color="#c0c0c0" style:layout-grid-lines="36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7T09:46:00</meta:creation-date>
    <meta:initial-creator>amma</meta:initial-creator>
    <dc:creator>Sreelakshmi S</dc:creator>
    <dc:date>2015-03-12T16:58:07</dc:date>
    <meta:editing-cycles>7</meta:editing-cycles>
    <meta:editing-duration>PT19M29S</meta:editing-duration>
    <meta:generator>LibreOffice/3.5$Linux_X86_64 LibreOffice_project/350m1$Build-2</meta:generator>
    <meta:document-statistic meta:table-count="0" meta:image-count="0" meta:object-count="0" meta:page-count="10" meta:paragraph-count="267" meta:word-count="810" meta:character-count="7064" meta:non-whitespace-character-count="4873"/>
    <meta:template xlink:type="simple" xlink:actuate="onRequest" xlink:title="Normal" xlink:href=""/>
  </office:meta>
</office:document-meta>
</file>